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o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Esercizio 1</text:h>
      <text:p text:style-name="Normale"/>
      <text:p text:style-name="Normale">Attributes:</text:p>
      <text:p text:style-name="Normale">-Vita</text:p>
      <text:p text:style-name="Normale">-Cura</text:p>
      <text:p text:style-name="Normale">-Velocità</text:p>
      <text:p text:style-name="Normale">-Attacco</text:p>
      <text:p text:style-name="Normale">-Incantesimi</text:p>
      <text:p text:style-name="Normale"/>
      <text:p text:style-name="Normale">States of attributes:</text:p>
      <text:p text:style-name="Normale">-Ogni colpo subito perde metà vita</text:p>
      <text:p text:style-name="Normale">-La cura permette di recuperare metà vita</text:p>
      <text:p text:style-name="Normale">-La velocità aumenta se il colpo va a segno</text:p>
      <text:p text:style-name="Normale">-Ogni attacco fa perdere metà vita all’avversario</text:p>
      <text:p text:style-name="Normale">-Gli incantesimi permettono di togliere una vita all’avversario</text:p>
      <text:p text:style-name="Normale"/>
      <text:p text:style-name="Normale">Actions</text:p>
      <text:p text:style-name="Normale">-Schivare</text:p>
      <text:p text:style-name="Normale">-Saltare</text:p>
      <text:p text:style-name="Normale">-Colpire</text:p>
      <text:p text:style-name="Normale">-Lanciare un incantesimo</text:p>
      <text:p text:style-name="Normale">-Accovacciars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ssia Tribuzio</meta:initial-creator>
    <dc:creator>Alessia Tribuzio</dc:creator>
    <meta:creation-date>2025-04-02T16:06:00Z</meta:creation-date>
    <dc:date>2025-04-02T16:28:00Z</dc:date>
    <meta:template xlink:href="Normal.dotm" xlink:type="simple"/>
    <meta:editing-cycles>1</meta:editing-cycles>
    <meta:editing-duration>PT0S</meta:editing-duration>
    <meta:document-statistic meta:page-count="1" meta:paragraph-count="1" meta:word-count="60" meta:character-count="403" meta:row-count="2" meta:non-whitespace-character-count="344"/>
  </office:meta>
</office:document-meta>
</file>